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15cm" draw:marker-end="Arrow" draw:marker-end-width="0.2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Fine_20_Dashed_20__28_var_29_" svg:stroke-width="0.1cm" draw:marker-start-width="0.2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1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_20__28_var_29_" svg:stroke-width="0.1cm" draw:marker-start-width="0.1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0.103cm" svg:height="0.962cm" svg:x="6.985cm" svg:y="2.435cm">
          <draw:text-box>
            <text:p text:style-name="P1">atworldsend <text:span text:style-name="T1">(alltrackGP, skidding)</text:span></text:p>
          </draw:text-box>
        </draw:frame>
        <draw:frame draw:style-name="gr1" draw:text-style-name="P1" draw:layer="layout" svg:width="5.578cm" svg:height="1.673cm" svg:x="0.635cm" svg:y="8.735cm">
          <draw:text-box>
            <text:p text:style-name="P1">tollwayhead2head</text:p>
            <text:p text:style-name="P1"><text:span text:style-name="T1">(fortmagma)</text:span></text:p>
          </draw:text-box>
        </draw:frame>
        <draw:frame draw:style-name="gr1" draw:text-style-name="P1" draw:layer="layout" svg:width="5.26cm" svg:height="1.673cm" svg:x="6.935cm" svg:y="5.135cm">
          <draw:text-box>
            <text:p text:style-name="P1">islandfollow<text:line-break/><text:span text:style-name="T1">(atworldsendGP)</text:span></text:p>
          </draw:text-box>
        </draw:frame>
        <draw:frame draw:style-name="gr1" draw:text-style-name="P1" draw:layer="layout" svg:width="3.791cm" svg:height="1.673cm" svg:x="0.444cm" svg:y="12.335cm">
          <draw:text-box>
            <text:p text:style-name="P1">tollway time<text:line-break/><text:span text:style-name="T1">(canyon)</text:span></text:p>
          </draw:text-box>
        </draw:frame>
        <draw:frame draw:style-name="gr1" draw:text-style-name="P1" draw:layer="layout" svg:width="4.625cm" svg:height="1.673cm" svg:x="6.81cm" svg:y="8.735cm">
          <draw:text-box>
            <text:p text:style-name="P1">city time<text:line-break/><text:span text:style-name="T1">(snowtuxpeak)</text:span></text:p>
          </draw:text-box>
        </draw:frame>
        <draw:frame draw:style-name="gr1" draw:text-style-name="P1" draw:layer="layout" svg:width="4.833cm" svg:height="1.673cm" svg:x="12.002cm" svg:y="8.862cm">
          <draw:text-box>
            <text:p text:style-name="P1">moon and back<text:line-break/> <text:span text:style-name="T1">(snagdriveGP)</text:span></text:p>
          </draw:text-box>
        </draw:frame>
        <draw:frame draw:style-name="gr1" draw:text-style-name="P1" draw:layer="layout" svg:width="3.969cm" svg:height="1.673cm" svg:x="4.113cm" svg:y="12.335cm">
          <draw:text-box>
            <text:p text:style-name="P1">jungle follow<text:line-break/><text:span text:style-name="T1">(city)</text:span></text:p>
          </draw:text-box>
        </draw:frame>
        <draw:frame draw:style-name="gr1" draw:text-style-name="P1" draw:layer="layout" svg:width="5.984cm" svg:height="1.673cm" svg:x="8.735cm" svg:y="12.335cm">
          <draw:text-box>
            <text:p text:style-name="P1">energy shiftingsand<text:line-break/><text:span text:style-name="T1">(moonandbackGP)</text:span></text:p>
          </draw:text-box>
        </draw:frame>
        <draw:frame draw:style-name="gr1" draw:text-style-name="P1" draw:layer="layout" svg:width="4.486cm" svg:height="1.673cm" svg:x="7.835cm" svg:y="16.062cm">
          <draw:text-box>
            <text:p text:style-name="P1">racetrack time<text:line-break/><text:span text:style-name="T1">(jungle)</text:span></text:p>
          </draw:text-box>
        </draw:frame>
        <draw:frame draw:style-name="gr1" draw:text-style-name="P1" draw:layer="layout" svg:width="5.679cm" svg:height="1.673cm" svg:x="12.335cm" svg:y="15.935cm">
          <draw:text-box>
            <text:p text:style-name="P1">energy mathclass<text:line-break/><text:span text:style-name="T1">(crescentcrossing)</text:span></text:p>
          </draw:text-box>
        </draw:frame>
        <draw:frame draw:style-name="gr1" draw:text-style-name="P1" draw:layer="layout" svg:width="6.048cm" svg:height="1.673cm" svg:x="7.835cm" svg:y="19.662cm">
          <draw:text-box>
            <text:p text:style-name="P1">penguin playground<text:line-break/><text:span text:style-name="T1">(followtheleader)</text:span></text:p>
          </draw:text-box>
        </draw:frame>
        <draw:line draw:style-name="gr2" draw:text-style-name="P2" draw:layer="layout" svg:x1="13.235cm" svg:y1="19.535cm" svg:x2="13.235cm" svg:y2="17.735cm">
          <text:p text:style-name="P1"/>
        </draw:line>
        <draw:line draw:style-name="gr3" draw:text-style-name="P2" draw:layer="layout" svg:x1="8.735cm" svg:y1="15.935cm" svg:x2="6.035cm" svg:y2="14.135cm">
          <text:p text:style-name="P1"/>
        </draw:line>
        <draw:line draw:style-name="gr4" draw:text-style-name="P2" draw:layer="layout" svg:x1="14.135cm" svg:y1="15.935cm" svg:x2="12.335cm" svg:y2="14.135cm">
          <text:p text:style-name="P1"/>
        </draw:line>
        <draw:line draw:style-name="gr3" draw:text-style-name="P2" draw:layer="layout" svg:x1="9.635cm" svg:y1="15.935cm" svg:x2="10.535cm" svg:y2="14.135cm">
          <text:p text:style-name="P1"/>
        </draw:line>
        <draw:line draw:style-name="gr3" draw:text-style-name="P2" draw:layer="layout" svg:x1="12.335cm" svg:y1="12.335cm" svg:x2="14.135cm" svg:y2="10.535cm">
          <text:p text:style-name="P1"/>
        </draw:line>
        <draw:line draw:style-name="gr3" draw:text-style-name="P2" draw:layer="layout" svg:x1="6.935cm" svg:y1="12.335cm" svg:x2="13.235cm" svg:y2="10.535cm">
          <text:p text:style-name="P1"/>
        </draw:line>
        <draw:line draw:style-name="gr3" draw:text-style-name="P2" draw:layer="layout" svg:x1="6.035cm" svg:y1="12.335cm" svg:x2="7.835cm" svg:y2="10.535cm">
          <text:p text:style-name="P1"/>
        </draw:line>
        <draw:line draw:style-name="gr3" draw:text-style-name="P2" draw:layer="layout" svg:x1="7.835cm" svg:y1="8.735cm" svg:x2="8.735cm" svg:y2="6.935cm">
          <text:p text:style-name="P1"/>
        </draw:line>
        <draw:line draw:style-name="gr4" draw:text-style-name="P2" draw:layer="layout" svg:x1="12.335cm" svg:y1="8.735cm" svg:x2="10.535cm" svg:y2="6.935cm">
          <text:p text:style-name="P1"/>
        </draw:line>
        <draw:line draw:style-name="gr4" draw:text-style-name="P2" draw:layer="layout" svg:x1="1.535cm" svg:y1="12.335cm" svg:x2="1.535cm" svg:y2="10.535cm">
          <text:p text:style-name="P1"/>
        </draw:line>
        <draw:line draw:style-name="gr3" draw:text-style-name="P2" draw:layer="layout" svg:x1="8.735cm" svg:y1="5.135cm" svg:x2="8.735cm" svg:y2="3.335cm">
          <text:p text:style-name="P1"/>
        </draw:line>
        <draw:line draw:style-name="gr5" draw:text-style-name="P2" draw:layer="layout" svg:x1="7.835cm" svg:y1="19.535cm" svg:x2="5.135cm" svg:y2="14.135cm">
          <text:p text:style-name="P1"/>
        </draw:line>
        <draw:line draw:style-name="gr5" draw:text-style-name="P2" draw:layer="layout" svg:x1="15.935cm" svg:y1="15.935cm" svg:x2="15.035cm" svg:y2="10.535cm">
          <text:p text:style-name="P1"/>
        </draw:line>
        <draw:line draw:style-name="gr5" draw:text-style-name="P2" draw:layer="layout" svg:x1="1.535cm" svg:y1="23.135cm" svg:x2="3.335cm" svg:y2="23.135cm">
          <text:p text:style-name="P1"/>
        </draw:line>
        <draw:frame draw:style-name="gr6" draw:layer="layout" svg:width="15.247cm" svg:height="1.673cm" svg:x="4.235cm" svg:y="22.362cm">
          <draw:text-box>
            <text:p text:style-name="P1">Necessary dependency (e.g. track must be unlocked<text:line-break/>before a GP using this track can be unlocked)</text:p>
          </draw:text-box>
        </draw:frame>
        <draw:line draw:style-name="gr7" draw:text-style-name="P2" draw:layer="layout" svg:x1="1.535cm" svg:y1="25.835cm" svg:x2="3.335cm" svg:y2="25.835cm">
          <text:p text:style-name="P1"/>
        </draw:line>
        <draw:frame draw:style-name="gr6" draw:layer="layout" svg:width="15.217cm" svg:height="1.673cm" svg:x="4.318cm" svg:y="25.062cm">
          <draw:text-box>
            <text:p text:style-name="P1">Artifical dependency to restrict number of challenges<text:line-break/>(and perhaps to sort them by difficulty)</text:p>
          </draw:text-box>
        </draw:frame>
        <draw:line draw:style-name="gr5" draw:text-style-name="P2" draw:layer="layout" svg:x1="4.235cm" svg:y1="8.735cm" svg:x2="7.835cm" svg:y2="6.935cm">
          <text:p text:style-name="P1"/>
        </draw:line>
        <draw:line draw:style-name="gr5" draw:text-style-name="P2" draw:layer="layout" svg:x1="3.528cm" svg:y1="12.335cm" svg:x2="8.22cm" svg:y2="6.935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8-07-28T14:35:05</meta:creation-date>
    <dc:date>2008-07-29T13:59:43</dc:date>
    <meta:print-date>2008-07-28T16:23:35</meta:print-date>
    <dc:language>en-AU</dc:language>
    <meta:editing-cycles>6</meta:editing-cycles>
    <meta:editing-duration>PT3H58M22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